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Helvetica" fo:font-size="18pt" fo:font-weight="bold" style:font-size-asian="18pt" style:font-weight-asian="bold" style:font-size-complex="18pt" style:font-weight-complex="bold"/>
    </style:style>
    <style:style style:name="P2" style:family="paragraph" style:parent-style-name="Standard">
      <style:paragraph-properties fo:line-height="115%"/>
      <style:text-properties style:font-name="Helvetica" fo:font-size="18pt" fo:font-weight="bold" style:font-size-asian="18pt" style:font-weight-asian="bold" style:font-size-complex="18pt" style:font-weight-complex="bold"/>
    </style:style>
    <style:style style:name="P3" style:family="paragraph" style:parent-style-name="Standard">
      <style:text-properties style:font-name="Helvetica" fo:font-size="12pt" fo:font-weight="normal" officeooo:rsid="001452b7" officeooo:paragraph-rsid="001452b7" style:font-size-asian="10.5pt" style:font-weight-asian="normal" style:font-size-complex="12pt" style:font-weight-complex="normal"/>
    </style:style>
    <style:style style:name="P4" style:family="paragraph" style:parent-style-name="Standard">
      <style:paragraph-properties fo:line-height="115%"/>
      <style:text-properties style:font-name="Helvetica" fo:font-size="12pt" fo:font-weight="normal" officeooo:rsid="001452b7" officeooo:paragraph-rsid="001452b7" style:font-size-asian="10.5pt" style:font-weight-asian="normal" style:font-size-complex="12pt" style:font-weight-complex="normal"/>
    </style:style>
    <style:style style:name="P5" style:family="paragraph" style:parent-style-name="Standard">
      <style:paragraph-properties fo:line-height="115%"/>
      <style:text-properties style:font-name="Helvetica"/>
    </style:style>
    <style:style style:name="P6" style:family="paragraph">
      <loext:graphic-properties draw:fill-color="#000000"/>
      <style:paragraph-properties fo:text-align="center"/>
    </style:style>
    <style:style style:name="P7" style:family="paragraph">
      <style:paragraph-properties fo:text-align="center"/>
    </style:style>
    <style:style style:name="P8" style:family="paragraph">
      <loext:graphic-properties draw:fill="none" draw:fill-color="#ffffff"/>
    </style:style>
    <style:style style:name="T1" style:family="text">
      <style:text-properties officeooo:rsid="001452b7"/>
    </style:style>
    <style:style style:name="T2" style:family="text">
      <style:text-properties fo:font-style="italic" style:font-style-asian="italic" style:font-style-complex="italic"/>
    </style: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0799in"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2402in" draw:marker-start-width="0.3772in" draw:marker-end-width="0.3772in"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0799in"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402in" svg:stroke-color="#000000" draw:marker-start-width="0.0799in" draw:marker-end-width="0.0799in" draw:fill="none" draw:fill-color="#ffffff" fo:min-height="0.5417in" fo:padding-top="-0.0193in" fo:padding-bottom="-0.0193in" fo:padding-left="-0.0193in" fo:padding-right="-0.0193in" loext:decorative="false" fo:margin-left="0in" fo:margin-right="0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inverständniserklärung einer/s Erziehungsberechtigten</text:p>
      <text:p text:style-name="P1"/>
      <text:p text:style-name="P4">Hiermit erkläre ich mich damit einverstanden, dass meine Tochter/mein Sohn die ChaosCon in Herxheim 2023 besuchen darf.</text:p>
      <text:p text:style-name="P4">Mir ist bekannt, dass auf der Jonglierconvention von den OrganisatorInnen keinerlei Haftung für eventuell auftretende Verletzungen übernommen werden kann, die beim Training und allen anderen Aktivitäten passieren können, ebenso wenig für jegliche Vorfälle während der Anfahrt und Rückreise. Ebenso ist mir bekannt, dass die Jonglierconvention kein betreutes Kinderangebot beinhaltet. Es wird empfohlen, hier eine volljährige Begleitperson einzutragen, an die die Funktion des/der Erziehungsberechtigten übertragen wird.</text:p>
      <text:p text:style-name="P4"/>
      <text:p text:style-name="P5">Ich möchte folgender volljährige<text:span text:style-name="T1">n</text:span> Person die Aufsichtspflicht über meine Tochter/meinen Sohn übertragen:</text:p>
      <text:p text:style-name="P3"><draw:frame text:anchor-type="paragraph" draw:z-index="0" draw:name="Text Frame 1" draw:style-name="gr5" draw:text-style-name="P8" svg:width="6.8988in" svg:height="0.5031in" svg:x="0in" svg:y="0.2543in"><draw:text-box><text:p/></draw:text-box></draw:frame><draw:frame text:anchor-type="paragraph" draw:z-index="1" draw:name="Text Frame 2" draw:style-name="gr5" draw:text-style-name="P8" svg:width="6.8988in" svg:height="0.5031in" svg:x="0in" svg:y="1.25in"><draw:text-box><text:p/></draw:text-box></draw:frame><text:line-break/><text:line-break/><text:line-break/><text:line-break/></text:p>
      <text:p text:style-name="P3"><text:span text:style-name="T2">Name und Alter der volljährigen Aufsichtsperson</text:span></text:p>
      <text:p text:style-name="P3"><text:span text:style-name="T2"/></text:p>
      <text:p text:style-name="P3"><draw:frame text:anchor-type="paragraph" draw:z-index="2" draw:name="Text Frame 3" draw:style-name="gr5" draw:text-style-name="P8" svg:width="6.8988in" svg:height="0.5031in" svg:x="0in" svg:y="1.1189in"><draw:text-box><text:p/></draw:text-box></draw:frame><text:span text:style-name="T2"><text:line-break/><text:line-break/><text:line-break/><text:line-break/>Name Erziehungsberechtigte/r</text:span></text:p>
      <text:p text:style-name="P3"><draw:frame text:anchor-type="paragraph" draw:z-index="3" draw:name="Text Frame 4" draw:style-name="gr5" draw:text-style-name="P8" svg:width="6.8988in" svg:height="0.5031in" svg:x="0in" svg:y="1.3811in"><draw:text-box><text:p/></draw:text-box></draw:frame><text:line-break/><text:line-break/><text:line-break/><text:line-break/><text:line-break/><text:span text:style-name="T2">Name der/des Minderjährigen<text:line-break/><text:line-break/><text:line-break/><text:line-break/><text:line-break/><text:line-break/><text:line-break/>Telefonnummer, unter der die OrganisatorInnen während der Jonglierconvention die/den</text:span></text:p>
      <text:p text:style-name="P3"><draw:line text:anchor-type="paragraph" draw:z-index="4" draw:name="Line 1" draw:style-name="gr2" draw:text-style-name="P7" svg:x1="0.0437in" svg:y1="0.0862in" svg:x2="4.5256in" svg:y2="0.15in"><text:p/></draw:line><draw:line text:anchor-type="paragraph" draw:z-index="5" draw:name="Line 2" draw:style-name="gr4" draw:text-style-name="P6" svg:x1="4.5717in" svg:y1="0.1772in" svg:x2="5.4169in" svg:y2="0.0043in"><text:p/></draw:line><draw:line text:anchor-type="paragraph" draw:z-index="6" draw:name="Line 3" draw:style-name="gr3" draw:text-style-name="P7" svg:x1="2.3535in" svg:y1="1.2835in" svg:x2="4.7626in" svg:y2="2.5197in"><text:p/></draw:line><draw:line text:anchor-type="paragraph" draw:z-index="7" draw:name="Line 4" draw:style-name="gr2" draw:text-style-name="P7" svg:x1="3.9984in" svg:y1="1.5646in" svg:x2="6.4803in" svg:y2="1.9925in"><text:p/></draw:line><draw:line text:anchor-type="paragraph" draw:z-index="8" draw:name="Line 5" draw:style-name="gr2" draw:text-style-name="P7" svg:x1="3.9984in" svg:y1="1.6283in" svg:x2="3.8984in" svg:y2="2.1012in"><text:p/></draw:line><draw:line text:anchor-type="paragraph" draw:z-index="9" draw:name="Horizontal line 1" draw:style-name="gr1" draw:text-style-name="P6" svg:x1="0.0165in" svg:y1="0.9173in" svg:x2="6.9075in" svg:y2="0.9173in"><text:p/></draw:line><text:span text:style-name="T2">Erziehungsberechtigten erreichen können<text:line-break/><text:line-break/><text:line-break/><text:line-break/><text:line-break/><text:line-break/>Ort, Datum und Unterschrift der/des Erziehungsberechtigt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Drawing"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21:06:47.544850153</meta:creation-date>
    <dc:date>2023-10-09T21:29:26.900033476</dc:date>
    <meta:editing-duration>PT22M39S</meta:editing-duration>
    <meta:editing-cycles>2</meta:editing-cycles>
    <meta:generator>LibreOffice/7.6.2.1$MacOSX_X86_64 LibreOffice_project/56f7684011345957bbf33a7ee678afaf4d2ba333</meta:generator>
    <meta:document-statistic meta:table-count="0" meta:image-count="0" meta:object-count="0" meta:page-count="1" meta:paragraph-count="9" meta:word-count="126" meta:character-count="1105" meta:non-whitespace-character-count="963"/>
  </office:meta>
</office:document-meta>
</file>